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11dd" officeooo:paragraph-rsid="000611dd"/>
    </style:style>
    <style:style style:name="T1" style:family="text">
      <style:text-properties style:text-position="super 58%"/>
    </style:style>
    <style:style style:name="T2" style:family="text">
      <style:text-properties officeooo:rsid="00068da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itle page</text:p>
      <text:p text:style-name="P1">Hello, everyone. My name is Mei-Shin Wu. I am a PhD student at the Max Planck Institute for the Science of human history. And today, I am going to present our state of the art, the workflow(s) for computer-assisted language comparison. </text:p>
      <text:p text:style-name="P1"/>
      <text:p text:style-name="P1"># our team (1 )</text:p>
      <text:p text:style-name="P1">Before anything else, I would like to introduce our team first. </text:p>
      <text:p text:style-name="P1">We are an ERC funded project group "computer-Assisted Language Comparison". Our team consists of people with experience in computational topics, for example Mattis, our group leader, Tiago and me (point to the photo) as well as classical linguistic topics, for example, Nathana, Yunfan and again, Mattis (point to the photo).</text:p>
      <text:p text:style-name="P1"/>
      <text:p text:style-name="P1"># introduction (2/ <text:s/>)</text:p>
      <text:p text:style-name="P1">I will explain the concept of "computer-assisted" and the ultimate goal for my presentation today in this introduction section. </text:p>
      <text:p text:style-name="P1"/>
      <text:p text:style-name="P1"># introduction-what is a computer-assisted approach (2/1)</text:p>
      <text:p text:style-name="P1">The comparative method has been the core of historical linguistic since 19<text:span text:style-name="T1">th</text:span> century. <text:s/>The original purpose was to compare a set of Indo-European languages <text:span text:style-name="T2">in order to find out the sound correspondences,</text:span> <text:span text:style-name="T2">and use this information to reconstruct the Proto-Indo-European language. <text:s/></text:span></text:p>
      <text:p text:style-name="P1"/>
      <text:p text:style-name="P1"/>
      <text:p text:style-name="P1"># introduction (2/1)</text:p>
      <text:p text:style-name="P1"># 3/11</text:p>
      <text:p text:style-name="P1">The regular alignment is blah...</text:p>
      <text:p text:style-name="P1">The template-based alignment is IMNCT</text:p>
      <text:p text:style-name="P1"/>
      <text:p text:style-name="P1"/>
      <text:p text:style-name="P1"># 10/31</text:p>
      <text:p text:style-name="P1">Be brief</text:p>
      <text:p text:style-name="P1"/>
      <text:p text:style-name="P1"/>
      <text:p text:style-name="P1"/>
      <text:p text:style-name="P1"># 11/31</text:p>
      <text:p text:style-name="P1">web resources - just say STED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3T16:44:12.111613676</meta:creation-date>
    <dc:date>2019-03-13T16:58:00.155191915</dc:date>
    <meta:editing-duration>PT3M38S</meta:editing-duration>
    <meta:editing-cycles>1</meta:editing-cycles>
    <meta:document-statistic meta:table-count="0" meta:image-count="0" meta:object-count="0" meta:page-count="1" meta:paragraph-count="17" meta:word-count="208" meta:character-count="1284" meta:non-whitespace-character-count="1086"/>
    <meta:generator>LibreOffice/5.1.6.2$Linux_X86_64 LibreOffice_project/10m0$Build-2</meta:generator>
  </office:meta>
</office:document-meta>
</file>